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ARAMILLO CUSI, CARLOS FRANCISC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81607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ARAMILLO CUSI, CARLOS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160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5 - Trans. Aer. Caja Codornices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36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0/2021</text:p>
          </table:table-cell>
          <table:table-cell table:style-name="Tabla2.A2" office:value-type="string">
            <text:p text:style-name="P7">4828181</text:p>
          </table:table-cell>
          <table:table-cell table:style-name="Tabla2.A2" office:value-type="string">
            <text:p text:style-name="P7">1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OGESA</text:p>
          </table:table-cell>
          <table:table-cell table:style-name="Tabla3.A2" office:value-type="string">
            <text:p text:style-name="P20">CODORNIZ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ENCINTADO DE CAJ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1:49:4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